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style:font-size-asian="18pt" style:font-size-complex="18pt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5737e" loext:opacity="100%" style:font-name="Consolas" fo:font-size="10.5pt" fo:font-weight="normal" fo:background-color="#1b2b34" loext:char-shading-value="0"/>
    </style:style>
    <style:style style:name="T2" style:family="text">
      <style:text-properties style:font-name="Times New Roman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Excecise 1 Задание на создание правильных переменных.</text:p>
      <text:p text:style-name="P2"/>
      <text:p text:style-name="P2">1.Создайте переменную, которая будет отображать имя <text:tab/>пользователя.</text:p>
      <text:p text:style-name="Standard"><text:span text:style-name="T2"><text:s/><text:tab/>(Пользователь - user, имя - name). В неё поместите <text:tab/>значение "John"</text:span></text:p>
      <text:p text:style-name="P2"><text:s/>2. На следующей строке создайте переменную, <text:tab/>отображающую номер пользователя (номер - number).</text:p>
      <text:p text:style-name="P2"><text:tab/>В неё поместите значение 25.</text:p>
      <text:p text:style-name="P2">3. Измените значение второй переменной с 25 на 24 на следующей строке.</text:p>
      <text:p text:style-name="P2"/>
      <text:p text:style-name="P2">let userName = 'John';</text:p>
      <text:p text:style-name="P2">let  userNumber = 25;</text:p>
      <text:p text:style-name="P2"><text:tab/>userNumber = 24;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22:24:47.118000000</meta:creation-date>
    <dc:date>2024-01-16T22:32:13.395000000</dc:date>
    <meta:editing-duration>PT7M28S</meta:editing-duration>
    <meta:editing-cycles>1</meta:editing-cycles>
    <meta:document-statistic meta:table-count="0" meta:image-count="0" meta:object-count="0" meta:page-count="1" meta:paragraph-count="9" meta:word-count="65" meta:character-count="443" meta:non-whitespace-character-count="377"/>
    <meta:generator>LibreOffice/7.1.2.2$Windows_X86_64 LibreOffice_project/8a45595d069ef5570103caea1b71cc9d82b2aae4</meta:generator>
  </office:meta>
</office:document-meta>
</file>